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ndowsFileNameParser.extractWindowsRootPrefix( final String uri , final StringBuffer 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indowsFileNameParser.createFileName( String scheme , final String rootFile , final String path , final File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ndowsFileNameParser.extractRootPrefix( final String uri , final StringBuffer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ndowsFileNameParser.extractDrivePrefix( final StringBuffer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indowsFileNameParser.extractUNCPrefix( final String uri , final StringBuffer 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